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DPDiscoverySender.UDPDiscoverySender( String host , int 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DPDiscoverySender.send( UDPDiscovery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UDPDiscoverySender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ByteArrayOutputStream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Sender.passiveBroadcast( String host , int port , ArrayList cach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Sender.passiveBroadcast( String host , int port , ArrayList cacheNames , long listene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DPDiscoverySender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DPDiscoverySender.requestBroadc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